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3" style:family="table-cell" style:parent-style-name="Default" style:data-style-name="N3">
      <style:text-properties fo:color="#000000" style:font-name="Liberation San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font-name="Liberation Sans"/>
    </style:style>
    <style:style style:name="ce12" style:family="table-cell" style:parent-style-name="Default" style:data-style-name="N104">
      <style:text-properties style:font-name="Liberation Sans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/>
      <style:text-properties style:font-name="Liberation Sans" fo:font-weight="bold" style:font-weight-asian="bold" style:font-weight-complex="bold"/>
    </style:style>
    <style:style style:name="ce15" style:family="table-cell" style:parent-style-name="Default" style:data-style-name="N2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4" table:default-cell-style-name="ce1"/>
        <table:table-column table:style-name="co8" table:default-cell-style-name="ce12"/>
        <table:table-column table:style-name="co9" table:default-cell-style-name="ce1"/>
        <table:table-column table:style-name="co8" table:default-cell-style-name="ce12"/>
        <table:table-column table:style-name="co10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 Size</text:p>
          </table:table-cell>
          <table:table-cell/>
          <table:table-cell table:style-name="ce3" office:value-type="float" office:value="1000000" calcext:value-type="float">
            <text:p>1,000,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CPU per sec</text:p>
          </table:table-cell>
          <table:table-cell/>
          <table:table-cell table:style-name="ce4" office:value-type="float" office:value="0.000011244" calcext:value-type="float">
            <text:p>1.124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B per sec</text:p>
          </table:table-cell>
          <table:table-cell/>
          <table:table-cell table:style-name="ce4" office:value-type="float" office:value="0.000001235" calcext:value-type="float">
            <text:p>1.235E-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rora ACU per sec</text:p>
          </table:table-cell>
          <table:table-cell/>
          <table:table-cell table:style-name="ce5" office:value-type="float" office:value="0.000016667" calcext:value-type="float">
            <text:p>1.6667E-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Fargate</text:p>
            <text:p>Memory</text:p>
          </table:table-cell>
          <table:table-cell table:style-name="ce2" office:value-type="string" calcext:value-type="string">
            <text:p>Fargate</text:p>
            <text:p>CPU</text:p>
          </table:table-cell>
          <table:table-cell table:style-name="ce2" office:value-type="string" calcext:value-type="string">
            <text:p>Records</text:p>
            <text:p>Per second</text:p>
          </table:table-cell>
          <table:table-cell table:style-name="ce13" office:value-type="string" calcext:value-type="string">
            <text:p>Fargate cost</text:p>
            <text:p>Per sample</text:p>
          </table:table-cell>
          <table:table-cell table:style-name="ce2"/>
          <table:table-cell table:style-name="ce2" office:value-type="string" calcext:value-type="string">
            <text:p>Aurora</text:p>
            <text:p>ACU</text:p>
          </table:table-cell>
          <table:table-cell table:style-name="ce13" office:value-type="string" calcext:value-type="string">
            <text:p>Aurora cost</text:p>
            <text:p> Per sample</text:p>
          </table:table-cell>
          <table:table-cell table:style-name="ce2"/>
          <table:table-cell table:style-name="ce13" office:value-type="string" calcext:value-type="string">
            <text:p>Total cost </text:p>
            <text:p>Per sample</text:p>
          </table:table-cell>
          <table:table-cell table:style-name="ce2" office:value-type="string" calcext:value-type="string">
            <text:p>Time in hours</text:p>
            <text:p>Per sample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9] * ((([.$C$2]/[.E9]) * [.$C$3] *([.D9]/1024)) + (([.$C$2]/[.E9]) * [.$C$4] * [.C9])))" office:value-type="currency" office:currency="USD" office:value="0.532971428571429" calcext:value-type="currency">
            <text:p>$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9]) * [.$C$5] * [.H9])" office:value-type="currency" office:currency="USD" office:value="0.9524" calcext:value-type="currency">
            <text:p>$0.95</text:p>
          </table:table-cell>
          <table:table-cell/>
          <table:table-cell table:formula="of:=([.F9] + [.I9])" office:value-type="currency" office:currency="USD" office:value="1.48537142857143" calcext:value-type="currency">
            <text:p>$1.49</text:p>
          </table:table-cell>
          <table:table-cell table:style-name="ce15" table:formula="of:=([.$C$2]/[.E9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table:formula="of:=([.A10] * ((([.$C$2]/[.E10]) * [.$C$3] *([.D10]/1024)) + (([.$C$2]/[.E10]) * [.$C$4] * [.C10])))" office:value-type="currency" office:currency="USD" office:value="0.640121212121212" calcext:value-type="currency">
            <text:p>$0.64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0]) * [.$C$5] * [.H10])" office:value-type="currency" office:currency="USD" office:value="1.01012121212121" calcext:value-type="currency">
            <text:p>$1.01</text:p>
          </table:table-cell>
          <table:table-cell/>
          <table:table-cell table:formula="of:=([.F10] + [.I10])" office:value-type="currency" office:currency="USD" office:value="1.65024242424242" calcext:value-type="currency">
            <text:p>$1.65</text:p>
          </table:table-cell>
          <table:table-cell table:style-name="ce15" table:formula="of:=([.$C$2]/[.E10])/60/60" office:value-type="float" office:value="8.41750841750842" calcext:value-type="float">
            <text:p>8.4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8" calcext:value-type="float">
            <text:p>38</text:p>
          </table:table-cell>
          <table:table-cell table:formula="of:=([.A11] * ((([.$C$2]/[.E11]) * [.$C$3] *([.D11]/1024)) + (([.$C$2]/[.E11]) * [.$C$4] * [.C11])))" office:value-type="currency" office:currency="USD" office:value="0.851789473684211" calcext:value-type="currency">
            <text:p>$0.85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1]) * [.$C$5] * [.H11])" office:value-type="currency" office:currency="USD" office:value="0.87721052631579" calcext:value-type="currency">
            <text:p>$0.88</text:p>
          </table:table-cell>
          <table:table-cell/>
          <table:table-cell table:formula="of:=([.F11] + [.I11])" office:value-type="currency" office:currency="USD" office:value="1.729" calcext:value-type="currency">
            <text:p>$1.73</text:p>
          </table:table-cell>
          <table:table-cell table:style-name="ce15" table:formula="of:=([.$C$2]/[.E11])/60/60" office:value-type="float" office:value="7.30994152046784" calcext:value-type="float">
            <text:p>7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9" calcext:value-type="float">
            <text:p>49</text:p>
          </table:table-cell>
          <table:table-cell table:formula="of:=([.A12] * ((([.$C$2]/[.E12]) * [.$C$3] *([.D12]/1024)) + (([.$C$2]/[.E12]) * [.$C$4] * [.C12])))" office:value-type="currency" office:currency="USD" office:value="1.11951020408163" calcext:value-type="currency">
            <text:p>$1.12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2]) * [.$C$5] * [.H12])" office:value-type="currency" office:currency="USD" office:value="2.72114285714286" calcext:value-type="currency">
            <text:p>$2.72</text:p>
          </table:table-cell>
          <table:table-cell/>
          <table:table-cell table:formula="of:=([.F12] + [.I12])" office:value-type="currency" office:currency="USD" office:value="3.84065306122449" calcext:value-type="currency">
            <text:p>$3.84</text:p>
          </table:table-cell>
          <table:table-cell table:style-name="ce15" table:formula="of:=([.$C$2]/[.E12])/60/60" office:value-type="float" office:value="5.66893424036281" calcext:value-type="float">
            <text:p>5.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table:formula="of:=([.A13] * ((([.$C$2]/[.E13]) * [.$C$3] *([.D13]/1024)) + (([.$C$2]/[.E13]) * [.$C$4] * [.C13])))" office:value-type="currency" office:currency="USD" office:value="0.621294117647059" calcext:value-type="currency">
            <text:p>$0.62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3]) * [.$C$5] * [.H13])" office:value-type="currency" office:currency="USD" office:value="0.980411764705882" calcext:value-type="currency">
            <text:p>$0.98</text:p>
          </table:table-cell>
          <table:table-cell/>
          <table:table-cell table:formula="of:=([.F13] + [.I13])" office:value-type="currency" office:currency="USD" office:value="1.60170588235294" calcext:value-type="currency">
            <text:p>$1.60</text:p>
          </table:table-cell>
          <table:table-cell table:style-name="ce15" table:formula="of:=([.$C$2]/[.E13])/60/60" office:value-type="float" office:value="8.16993464052288" calcext:value-type="float">
            <text:p>8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table:formula="of:=([.A14] * ((([.$C$2]/[.E14]) * [.$C$3] *([.D14]/1024)) + (([.$C$2]/[.E14]) * [.$C$4] * [.C14])))" office:value-type="currency" office:currency="USD" office:value="0.719288888888889" calcext:value-type="currency">
            <text:p>$0.72</text:p>
          </table:table-cell>
          <table:table-cell/>
          <table:table-cell office:value-type="float" office:value="4" calcext:value-type="float">
            <text:p>4</text:p>
          </table:table-cell>
          <table:table-cell table:formula="of:=(([.$C$2]/[.E14]) * [.$C$5] * [.H14])" office:value-type="currency" office:currency="USD" office:value="1.48151111111111" calcext:value-type="currency">
            <text:p>$1.48</text:p>
          </table:table-cell>
          <table:table-cell/>
          <table:table-cell table:formula="of:=([.F14] + [.I14])" office:value-type="currency" office:currency="USD" office:value="2.2008" calcext:value-type="currency">
            <text:p>$2.20</text:p>
          </table:table-cell>
          <table:table-cell table:style-name="ce15" table:formula="of:=([.$C$2]/[.E14])/60/60" office:value-type="float" office:value="6.17283950617284" calcext:value-type="float">
            <text:p>6.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47" calcext:value-type="float">
            <text:p>47</text:p>
          </table:table-cell>
          <table:table-cell table:formula="of:=([.A15] * ((([.$C$2]/[.E15]) * [.$C$3] *([.D15]/1024)) + (([.$C$2]/[.E15]) * [.$C$4] * [.C15])))" office:value-type="currency" office:currency="USD" office:value="1.16714893617021" calcext:value-type="currency">
            <text:p>$1.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5]) * [.$C$5] * [.H15])" office:value-type="currency" office:currency="USD" office:value="5.67387234042553" calcext:value-type="currency">
            <text:p>$5.67</text:p>
          </table:table-cell>
          <table:table-cell/>
          <table:table-cell table:formula="of:=([.F15] + [.I15])" office:value-type="currency" office:currency="USD" office:value="6.84102127659575" calcext:value-type="currency">
            <text:p>$6.84</text:p>
          </table:table-cell>
          <table:table-cell table:style-name="ce15" table:formula="of:=([.$C$2]/[.E15])/60/60" office:value-type="float" office:value="5.91016548463357" calcext:value-type="float">
            <text:p>5.9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table:formula="of:=([.A16] * ((([.$C$2]/[.E16]) * [.$C$3] *([.D16]/1024)) + (([.$C$2]/[.E16]) * [.$C$4] * [.C16])))" office:value-type="currency" office:currency="USD" office:value="0.603542857142857" calcext:value-type="currency">
            <text:p>$0.60</text:p>
          </table:table-cell>
          <table:table-cell/>
          <table:table-cell office:value-type="float" office:value="2" calcext:value-type="float">
            <text:p>2</text:p>
          </table:table-cell>
          <table:table-cell table:formula="of:=(([.$C$2]/[.E16]) * [.$C$5] * [.H16])" office:value-type="currency" office:currency="USD" office:value="0.9524" calcext:value-type="currency">
            <text:p>$0.95</text:p>
          </table:table-cell>
          <table:table-cell/>
          <table:table-cell table:formula="of:=([.F16] + [.I16])" office:value-type="currency" office:currency="USD" office:value="1.55594285714286" calcext:value-type="currency">
            <text:p>$1.56</text:p>
          </table:table-cell>
          <table:table-cell table:style-name="ce15" table:formula="of:=([.$C$2]/[.E16])/60/60" office:value-type="float" office:value="7.93650793650794" calcext:value-type="float">
            <text:p>7.9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table:formula="of:=([.A17] * ((([.$C$2]/[.E17]) * [.$C$3] *([.D17]/1024)) + (([.$C$2]/[.E17]) * [.$C$4] * [.C17])))" office:value-type="currency" office:currency="USD" office:value="0.64736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17]) * [.$C$5] * [.H17])" office:value-type="currency" office:currency="USD" office:value="5.33344" calcext:value-type="currency">
            <text:p>$5.33</text:p>
          </table:table-cell>
          <table:table-cell/>
          <table:table-cell table:formula="of:=([.F17] + [.I17])" office:value-type="currency" office:currency="USD" office:value="5.9808" calcext:value-type="currency">
            <text:p>$5.98</text:p>
          </table:table-cell>
          <table:table-cell table:style-name="ce15" table:formula="of:=([.$C$2]/[.E17])/60/60" office:value-type="float" office:value="5.55555555555556" calcext:value-type="float">
            <text:p>5.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3" calcext:value-type="float">
            <text:p>53</text:p>
          </table:table-cell>
          <table:table-cell table:formula="of:=([.A18] * ((([.$C$2]/[.E18]) * [.$C$3] *([.D18]/1024)) + (([.$C$2]/[.E18]) * [.$C$4] * [.C18])))" office:value-type="currency" office:currency="USD" office:value="1.03501886792453" calcext:value-type="currency">
            <text:p>$1.04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8]) * [.$C$5] * [.H18])" office:value-type="currency" office:currency="USD" office:value="2.51577358490566" calcext:value-type="currency">
            <text:p>$2.52</text:p>
          </table:table-cell>
          <table:table-cell/>
          <table:table-cell table:formula="of:=([.F18] + [.I18])" office:value-type="currency" office:currency="USD" office:value="3.55079245283019" calcext:value-type="currency">
            <text:p>$3.55</text:p>
          </table:table-cell>
          <table:table-cell table:style-name="ce15" table:formula="of:=([.$C$2]/[.E18])/60/60" office:value-type="float" office:value="5.24109014675052" calcext:value-type="float">
            <text:p>5.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table:formula="of:=([.A19] * ((([.$C$2]/[.E19]) * [.$C$3] *([.D19]/1024)) + (([.$C$2]/[.E19]) * [.$C$4] * [.C19])))" office:value-type="currency" office:currency="USD" office:value="0.588509090909091" calcext:value-type="currency">
            <text:p>$0.59</text:p>
          </table:table-cell>
          <table:table-cell/>
          <table:table-cell office:value-type="float" office:value="8" calcext:value-type="float">
            <text:p>8</text:p>
          </table:table-cell>
          <table:table-cell table:formula="of:=(([.$C$2]/[.E19]) * [.$C$5] * [.H19])" office:value-type="currency" office:currency="USD" office:value="2.42429090909091" calcext:value-type="currency">
            <text:p>$2.42</text:p>
          </table:table-cell>
          <table:table-cell/>
          <table:table-cell table:formula="of:=([.F19] + [.I19])" office:value-type="currency" office:currency="USD" office:value="3.0128" calcext:value-type="currency">
            <text:p>$3.01</text:p>
          </table:table-cell>
          <table:table-cell table:style-name="ce15" table:formula="of:=([.$C$2]/[.E19])/60/60" office:value-type="float" office:value="5.05050505050505" calcext:value-type="float">
            <text:p>5.0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54" calcext:value-type="float">
            <text:p>54</text:p>
          </table:table-cell>
          <table:table-cell table:formula="of:=([.A20] * ((([.$C$2]/[.E20]) * [.$C$3] *([.D20]/1024)) + (([.$C$2]/[.E20]) * [.$C$4] * [.C20])))" office:value-type="currency" office:currency="USD" office:value="1.01585185185185" calcext:value-type="currency">
            <text:p>$1.0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0]) * [.$C$5] * [.H20])" office:value-type="currency" office:currency="USD" office:value="4.93837037037037" calcext:value-type="currency">
            <text:p>$4.94</text:p>
          </table:table-cell>
          <table:table-cell/>
          <table:table-cell table:formula="of:=([.F20] + [.I20])" office:value-type="currency" office:currency="USD" office:value="5.95422222222222" calcext:value-type="currency">
            <text:p>$5.95</text:p>
          </table:table-cell>
          <table:table-cell table:style-name="ce15" table:formula="of:=([.$C$2]/[.E20])/60/60" office:value-type="float" office:value="5.1440329218107" calcext:value-type="float">
            <text:p>5.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4" calcext:value-type="float">
            <text:p>84</text:p>
          </table:table-cell>
          <table:table-cell table:formula="of:=([.A21] * ((([.$C$2]/[.E21]) * [.$C$3] *([.D21]/1024)) + (([.$C$2]/[.E21]) * [.$C$4] * [.C21])))" office:value-type="currency" office:currency="USD" office:value="0.653047619047619" calcext:value-type="currency">
            <text:p>$0.6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1]) * [.$C$5] * [.H21])" office:value-type="currency" office:currency="USD" office:value="3.17466666666667" calcext:value-type="currency">
            <text:p>$3.17</text:p>
          </table:table-cell>
          <table:table-cell/>
          <table:table-cell table:formula="of:=([.F21] + [.I21])" office:value-type="currency" office:currency="USD" office:value="3.82771428571429" calcext:value-type="currency">
            <text:p>$3.83</text:p>
          </table:table-cell>
          <table:table-cell table:style-name="ce15" table:formula="of:=([.$C$2]/[.E21])/60/60" office:value-type="float" office:value="3.30687830687831" calcext:value-type="float">
            <text:p>3.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77" calcext:value-type="float">
            <text:p>77</text:p>
          </table:table-cell>
          <table:table-cell table:formula="of:=([.A22] * ((([.$C$2]/[.E22]) * [.$C$3] *([.D22]/1024)) + (([.$C$2]/[.E22]) * [.$C$4] * [.C22])))" office:value-type="currency" office:currency="USD" office:value="0.712415584415585" calcext:value-type="currency">
            <text:p>$0.7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2]) * [.$C$5] * [.H22])" office:value-type="currency" office:currency="USD" office:value="3.46327272727273" calcext:value-type="currency">
            <text:p>$3.46</text:p>
          </table:table-cell>
          <table:table-cell/>
          <table:table-cell table:formula="of:=([.F22] + [.I22])" office:value-type="currency" office:currency="USD" office:value="4.17568831168831" calcext:value-type="currency">
            <text:p>$4.18</text:p>
          </table:table-cell>
          <table:table-cell table:style-name="ce15" table:formula="of:=([.$C$2]/[.E22])/60/60" office:value-type="float" office:value="3.60750360750361" calcext:value-type="float">
            <text:p>3.6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87" calcext:value-type="float">
            <text:p>87</text:p>
          </table:table-cell>
          <table:table-cell table:formula="of:=([.A23] * ((([.$C$2]/[.E23]) * [.$C$3] *([.D23]/1024)) + (([.$C$2]/[.E23]) * [.$C$4] * [.C23])))" office:value-type="currency" office:currency="USD" office:value="0.630528735632184" calcext:value-type="currency">
            <text:p>$0.6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3]) * [.$C$5] * [.H23])" office:value-type="currency" office:currency="USD" office:value="3.06519540229885" calcext:value-type="currency">
            <text:p>$3.07</text:p>
          </table:table-cell>
          <table:table-cell/>
          <table:table-cell table:formula="of:=([.F23] + [.I23])" office:value-type="currency" office:currency="USD" office:value="3.69572413793103" calcext:value-type="currency">
            <text:p>$3.70</text:p>
          </table:table-cell>
          <table:table-cell table:style-name="ce15" table:formula="of:=([.$C$2]/[.E23])/60/60" office:value-type="float" office:value="3.19284802043423" calcext:value-type="float">
            <text:p>3.1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8" calcext:value-type="float">
            <text:p>98</text:p>
          </table:table-cell>
          <table:table-cell table:formula="of:=([.A24] * ((([.$C$2]/[.E24]) * [.$C$3] *([.D24]/1024)) + (([.$C$2]/[.E24]) * [.$C$4] * [.C24])))" office:value-type="currency" office:currency="USD" office:value="0.559755102040816" calcext:value-type="currency">
            <text:p>$0.5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([.$C$2]/[.E24]) * [.$C$5] * [.H24])" office:value-type="currency" office:currency="USD" office:value="2.72114285714286" calcext:value-type="currency">
            <text:p>$2.72</text:p>
          </table:table-cell>
          <table:table-cell/>
          <table:table-cell table:formula="of:=([.F24] + [.I24])" office:value-type="currency" office:currency="USD" office:value="3.28089795918367" calcext:value-type="currency">
            <text:p>$3.28</text:p>
          </table:table-cell>
          <table:table-cell table:style-name="ce15" table:formula="of:=([.$C$2]/[.E24])/60/60" office:value-type="float" office:value="2.83446712018141" calcext:value-type="float">
            <text:p>2.8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95" calcext:value-type="float">
            <text:p>95</text:p>
          </table:table-cell>
          <table:table-cell table:formula="of:=([.A25] * ((([.$C$2]/[.E25]) * [.$C$3] *([.D25]/1024)) + (([.$C$2]/[.E25]) * [.$C$4] * [.C25])))" office:value-type="currency" office:currency="USD" office:value="0.577431578947369" calcext:value-type="currency">
            <text:p>$0.5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([.$C$2]/[.E25]) * [.$C$5] * [.H25])" office:value-type="currency" office:currency="USD" office:value="5.61414736842105" calcext:value-type="currency">
            <text:p>$5.61</text:p>
          </table:table-cell>
          <table:table-cell/>
          <table:table-cell table:formula="of:=([.F25] + [.I25])" office:value-type="currency" office:currency="USD" office:value="6.19157894736842" calcext:value-type="currency">
            <text:p>$6.19</text:p>
          </table:table-cell>
          <table:table-cell table:style-name="ce15" table:formula="of:=([.$C$2]/[.E25])/60/60" office:value-type="float" office:value="2.92397660818713" calcext:value-type="float">
            <text:p>2.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368" calcext:value-type="float">
            <text:p>368</text:p>
          </table:table-cell>
          <table:table-cell table:formula="of:=([.A26] * ((([.$C$2]/[.E26]) * [.$C$3] *([.D26]/1024)) + (([.$C$2]/[.E26]) * [.$C$4] * [.C26])))" office:value-type="currency" office:currency="USD" office:value="0.574021739130435" calcext:value-type="currency">
            <text:p>$0.5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6]) * [.$C$5] * [.H26])" office:value-type="currency" office:currency="USD" office:value="2.89860869565217" calcext:value-type="currency">
            <text:p>$2.90</text:p>
          </table:table-cell>
          <table:table-cell/>
          <table:table-cell table:formula="of:=([.F26] + [.I26])" office:value-type="currency" office:currency="USD" office:value="3.47263043478261" calcext:value-type="currency">
            <text:p>$3.47</text:p>
          </table:table-cell>
          <table:table-cell table:style-name="ce15" table:formula="of:=([.$C$2]/[.E26])/60/60" office:value-type="float" office:value="0.754830917874396" calcext:value-type="float">
            <text:p>0.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495" calcext:value-type="float">
            <text:p>495</text:p>
          </table:table-cell>
          <table:table-cell table:formula="of:=([.A27] * ((([.$C$2]/[.E27]) * [.$C$3] *([.D27]/1024)) + (([.$C$2]/[.E27]) * [.$C$4] * [.C27])))" office:value-type="currency" office:currency="USD" office:value="1.15221818181818" calcext:value-type="currency">
            <text:p>$1.1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([.$C$2]/[.E27]) * [.$C$5] * [.H27])" office:value-type="currency" office:currency="USD" office:value="2.15492525252525" calcext:value-type="currency">
            <text:p>$2.15</text:p>
          </table:table-cell>
          <table:table-cell/>
          <table:table-cell table:formula="of:=([.F27] + [.I27])" office:value-type="currency" office:currency="USD" office:value="3.30714343434343" calcext:value-type="currency">
            <text:p>$3.31</text:p>
          </table:table-cell>
          <table:table-cell table:style-name="ce15" table:formula="of:=([.$C$2]/[.E27])/60/60" office:value-type="float" office:value="0.561167227833894" calcext:value-type="float">
            <text:p>0.56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778" calcext:value-type="float">
            <text:p>778</text:p>
          </table:table-cell>
          <table:table-cell table:formula="of:=([.A28] * ((([.$C$2]/[.E28]) * [.$C$3] *([.D28]/1024)) + (([.$C$2]/[.E28]) * [.$C$4] * [.C28])))" office:value-type="currency" office:currency="USD" office:value="1.16752185089974" calcext:value-type="currency">
            <text:p>$1.17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8]) * [.$C$5] * [.H28])" office:value-type="currency" office:currency="USD" office:value="4.11319280205656" calcext:value-type="currency">
            <text:p>$4.11</text:p>
          </table:table-cell>
          <table:table-cell/>
          <table:table-cell table:formula="of:=([.F28] + [.I28])" office:value-type="currency" office:currency="USD" office:value="5.2807146529563" calcext:value-type="currency">
            <text:p>$5.28</text:p>
          </table:table-cell>
          <table:table-cell table:style-name="ce15" table:formula="of:=([.$C$2]/[.E28])/60/60" office:value-type="float" office:value="0.357040845472722" calcext:value-type="float">
            <text:p>0.36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511" calcext:value-type="float">
            <text:p>1511</text:p>
          </table:table-cell>
          <table:table-cell table:formula="of:=([.A29] * ((([.$C$2]/[.E29]) * [.$C$3] *([.D29]/1024)) + (([.$C$2]/[.E29]) * [.$C$4] * [.C29])))" office:value-type="currency" office:currency="USD" office:value="0.838808735936466" calcext:value-type="currency">
            <text:p>$0.84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(([.$C$2]/[.E29]) * [.$C$5] * [.H29])" office:value-type="currency" office:currency="USD" office:value="2.11784513567174" calcext:value-type="currency">
            <text:p>$2.12</text:p>
          </table:table-cell>
          <table:table-cell/>
          <table:table-cell table:formula="of:=([.F29] + [.I29])" office:value-type="currency" office:currency="USD" office:value="2.95665387160821" calcext:value-type="currency">
            <text:p>$2.96</text:p>
          </table:table-cell>
          <table:table-cell table:style-name="ce15" table:formula="of:=([.$C$2]/[.E29])/60/60" office:value-type="float" office:value="0.18383704684168" calcext:value-type="float">
            <text:p>0.18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900" calcext:value-type="float">
            <text:p>1900</text:p>
          </table:table-cell>
          <table:table-cell table:formula="of:=([.A30] * ((([.$C$2]/[.E30]) * [.$C$3] *([.D30]/1024)) + (([.$C$2]/[.E30]) * [.$C$4] * [.C30])))" office:value-type="currency" office:currency="USD" office:value="1.10067157894737" calcext:value-type="currency">
            <text:p>$1.10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(([.$C$2]/[.E30]) * [.$C$5] * [.H30])" office:value-type="currency" office:currency="USD" office:value="3.36848842105263" calcext:value-type="currency">
            <text:p>$3.37</text:p>
          </table:table-cell>
          <table:table-cell/>
          <table:table-cell table:formula="of:=([.F30] + [.I30])" office:value-type="currency" office:currency="USD" office:value="4.46916" calcext:value-type="currency">
            <text:p>$4.47</text:p>
          </table:table-cell>
          <table:table-cell table:style-name="ce15" table:formula="of:=([.$C$2]/[.E30])/60/60" office:value-type="float" office:value="0.146198830409357" calcext:value-type="float">
            <text:p>0.1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2054" calcext:value-type="float">
            <text:p>2054</text:p>
          </table:table-cell>
          <table:table-cell table:formula="of:=([.A31] * ((([.$C$2]/[.E31]) * [.$C$3] *([.D31]/1024)) + (([.$C$2]/[.E31]) * [.$C$4] * [.C31])))" office:value-type="currency" office:currency="USD" office:value="0.667672833495618" calcext:value-type="currency">
            <text:p>$0.67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(([.$C$2]/[.E31]) * [.$C$5] * [.H31])" office:value-type="currency" office:currency="USD" office:value="3.11593378773126" calcext:value-type="currency">
            <text:p>$3.12</text:p>
          </table:table-cell>
          <table:table-cell/>
          <table:table-cell table:formula="of:=([.F31] + [.I31])" office:value-type="currency" office:currency="USD" office:value="3.78360662122687" calcext:value-type="currency">
            <text:p>$3.78</text:p>
          </table:table-cell>
          <table:table-cell table:style-name="ce15" table:formula="of:=([.$C$2]/[.E31])/60/60" office:value-type="float" office:value="0.135237477009629" calcext:value-type="float">
            <text:p>0.14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96" calcext:value-type="float">
            <text:p>4096</text:p>
          </table:table-cell>
          <table:table-cell office:value-type="float" office:value="1983" calcext:value-type="float">
            <text:p>1983</text:p>
          </table:table-cell>
          <table:table-cell table:formula="of:=([.A32] * ((([.$C$2]/[.E32]) * [.$C$3] *([.D32]/1024)) + (([.$C$2]/[.E32]) * [.$C$4] * [.C32])))" office:value-type="currency" office:currency="USD" office:value="1.38315683308119" calcext:value-type="currency">
            <text:p>$1.38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(([.$C$2]/[.E32]) * [.$C$5] * [.H32])" office:value-type="currency" office:currency="USD" office:value="3.22749773071104" calcext:value-type="currency">
            <text:p>$3.23</text:p>
          </table:table-cell>
          <table:table-cell/>
          <table:table-cell table:formula="of:=([.F32] + [.I32])" office:value-type="currency" office:currency="USD" office:value="4.61065456379223" calcext:value-type="currency">
            <text:p>$4.61</text:p>
          </table:table-cell>
          <table:table-cell table:style-name="ce15" table:formula="of:=([.$C$2]/[.E32])/60/60" office:value-type="float" office:value="0.14007956519303" calcext:value-type="float">
            <text:p>0.14</text:p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 style:data-style-name="N2" text:time-value="20:48:01.574943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6:23:01.662550688</meta:creation-date>
    <dc:date>2020-08-20T21:02:24.245024502</dc:date>
    <meta:editing-duration>PT9H33M53S</meta:editing-duration>
    <meta:editing-cycles>46</meta:editing-cycles>
    <meta:generator>LibreOffice/6.0.7.3$Linux_X86_64 LibreOffice_project/00m0$Build-3</meta:generator>
    <meta:document-statistic meta:table-count="1" meta:cell-count="258" meta:object-count="0"/>
  </office:meta>
</office:document-meta>
</file>